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E0000016AEB4AB76A1DC12AB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106cm" svg:height="9.577cm" svg:x="5.62cm" svg:y="10.19cm">
          <draw:image xlink:href="Pictures/100002010000017E0000016AEB4AB76A1DC12ABB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5T10:31:46.521374169</meta:creation-date>
    <dc:date>2021-02-05T10:32:14.662176222</dc:date>
    <meta:editing-duration>PT28S</meta:editing-duration>
    <meta:editing-cycles>1</meta:editing-cycles>
    <meta:document-statistic meta:object-count="1"/>
    <meta:generator>LibreOffice/6.4.4.2$Linux_X86_64 LibreOffice_project/40$Build-2</meta:generator>
  </office:meta>
</office:document-meta>
</file>